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stem-ui" svg:font-family="system-ui, apple-system, BlinkMacSystemFont, 'Segoe UI', Roboto, 'Helvetica Neue'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0d5" officeooo:paragraph-rsid="000260d5"/>
    </style:style>
    <style:style style:name="P2" style:family="paragraph" style:parent-style-name="Standard">
      <style:text-properties officeooo:rsid="0003e63a" officeooo:paragraph-rsid="0003e63a"/>
    </style:style>
    <style:style style:name="P3" style:family="paragraph" style:parent-style-name="Standard">
      <style:text-properties officeooo:rsid="0005c796" officeooo:paragraph-rsid="0005c796"/>
    </style:style>
    <style:style style:name="P4" style:family="paragraph" style:parent-style-name="Standard">
      <style:text-properties officeooo:rsid="0006237a" officeooo:paragraph-rsid="0006237a"/>
    </style:style>
    <style:style style:name="P5" style:family="paragraph" style:parent-style-name="Standard">
      <style:text-properties fo:font-variant="normal" fo:text-transform="none" fo:color="#5c5962" fo:letter-spacing="normal" officeooo:rsid="0006237a" officeooo:paragraph-rsid="0006237a"/>
    </style:style>
    <style:style style:name="P6" style:family="paragraph" style:parent-style-name="Standard">
      <style:text-properties officeooo:rsid="0008300f" officeooo:paragraph-rsid="0008300f"/>
    </style:style>
    <style:style style:name="P7" style:family="paragraph" style:parent-style-name="Standard">
      <style:text-properties officeooo:rsid="000936ac" officeooo:paragraph-rsid="000936ac"/>
    </style:style>
    <style:style style:name="P8" style:family="paragraph" style:parent-style-name="Standard">
      <style:text-properties officeooo:rsid="000a0b34" officeooo:paragraph-rsid="000a0b34"/>
    </style:style>
    <style:style style:name="P9" style:family="paragraph" style:parent-style-name="Standard">
      <style:text-properties officeooo:rsid="000a0b34" officeooo:paragraph-rsid="000a0b34" fo:background-color="#ffd8ce"/>
    </style:style>
    <style:style style:name="T1" style:family="text">
      <style:text-properties style:font-name="system-ui" fo:font-size="12pt" fo:font-style="normal" fo:font-weight="normal"/>
    </style:style>
    <style:style style:name="T2" style:family="text">
      <style:text-properties officeooo:rsid="0006f0be"/>
    </style:style>
    <style:style style:name="T3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lestone 5:</text:p>
      <text:p text:style-name="P1"/>
      <text:p text:style-name="P4">Without thermostate:</text:p>
      <text:p text:style-name="P4"/>
      <text:p text:style-name="P2">without using thermostate the temperature goes up (from 0 to <text:s/>0.904225 then it goes down again! ) and potential energy goes down <text:s/>(from -41.1777 to -77.7983 then it goes up again!)</text:p>
      <text:p text:style-name="P2"/>
      <text:p text:style-name="P3">decreasing the lattice constant (from 1 to 0.5) I can see the evaporation is getting faster than if it”s 1</text:p>
      <text:p text:style-name="P3">and temp increases (0 to 117744 and stay still) and the same for potentisl energy (from <text:s/>5.85172e+06 to -0.00191873</text:p>
      <text:p text:style-name="P3"/>
      <text:p text:style-name="P4">With thermostate:</text:p>
      <text:p text:style-name="P4"/>
      <text:p text:style-name="P4">Relaxation number <text:tab/></text:p>
      <text:p text:style-name="P5"> <text:span text:style-name="T1">Pick one that is slow enough to allow the system to relax but fast enough to avoid evaporation.</text:span></text:p>
      <text:p text:style-name="P5"><text:span text:style-name="T1"/></text:p>
      <text:p text:style-name="Standard">small relaxation &gt;&gt; strong temperature <text:bookmark-start text:name="__DdeLink__2_92645676"/>coupling<text:bookmark-end text:name="__DdeLink__2_92645676"/> and faster going to desired temperature <text:span text:style-name="T2">but very slow to get to the equilibrium point ( small potential energy)</text:span></text:p>
      <text:p text:style-name="Standard"/>
      <text:p text:style-name="P6">big relaxation &gt;&gt; little coupling, very slow to reach desired temp but very fast to equilibrium ( but it will evaporate)</text:p>
      <text:p text:style-name="P6"/>
      <text:p text:style-name="P6"/>
      <text:p text:style-name="P6"/>
      <text:p text:style-name="P7">lattice constant (with or eithout thermostate):</text:p>
      <text:p text:style-name="P7">if small (smaller than 1) then more potential energy and more speed and if bigger less velocity </text:p>
      <text:p text:style-name="P7"/>
      <text:p text:style-name="P8">two ways to adapt relaxation factor:</text:p>
      <text:p text:style-name="P8">1- based on temp: if desired temp – current temp &lt; 0.01 increase relaxation factor by 0.1 and if not decrease if by 0.1</text:p>
      <text:p text:style-name="P8"/>
      <text:p text:style-name="P9"><text:span text:style-name="T3">if </text:span><text:span text:style-name="T4">(abs(desired_temperature - energy.get_temperature()) &lt;= </text:span><text:span text:style-name="T5">0.01 </text:span><text:span text:style-name="T4">&amp;&amp; energy.get_temperature() != </text:span><text:span text:style-name="T5">0.0</text:span><text:span text:style-name="T4">) {</text:span><text:line-break/><text:span text:style-name="T4"> <text:s text:c="3"/>relaxation_time_multiplier += </text:span><text:span text:style-name="T5">0.1</text:span><text:span text:style-name="T4">;</text:span><text:line-break/><text:span text:style-name="T4">}</text:span><text:line-break/><text:span text:style-name="T3">else </text:span><text:span text:style-name="T4">{</text:span><text:line-break/><text:span text:style-name="T4"> <text:s text:c="3"/>relaxation_time_multiplier &lt;= </text:span><text:span text:style-name="T5">1.0 </text:span><text:span text:style-name="T4">? relaxation_time_multiplier = </text:span><text:span text:style-name="T5">1.0 </text:span><text:span text:style-name="T4">: relaxation_time_multiplier -= </text:span><text:span text:style-name="T5">0.1</text:span><text:span text:style-name="T4">;</text:span><text:line-break/><text:span text:style-name="T4">}</text:span></text:p>
      <text:p text:style-name="P8"/>
      <text:p text:style-name="P8">2- based on potenetial energy:</text:p>
      <text:p text:style-name="P8">if old potential – current potential &lt; 1 then increase the relaxation factor to 10</text:p>
      <text:p text:style-name="P9"/>
      <text:p text:style-name="P9"><text:span text:style-name="T3">if </text:span><text:span text:style-name="T4">(abs(</text:span><text:span text:style-name="T6">energy</text:span><text:span text:style-name="T4">.get_potential_energy() - </text:span><text:span text:style-name="T6">old_potential_energy</text:span><text:span text:style-name="T4">) &lt;= </text:span><text:span text:style-name="T5">1.0</text:span><text:span text:style-name="T4">) { <text:s text:c="4"/></text:span><text:span text:style-name="T7">// reached equilibrium point, decrease coupling constant</text:span><text:line-break/><text:span text:style-name="T7"> <text:s text:c="3"/></text:span><text:span text:style-name="T6">relaxation_time_multiplier </text:span><text:span text:style-name="T4">= </text:span><text:span text:style-name="T5">10</text:span><text:span text:style-name="T4">;</text:span><text:line-break/><text:span text:style-name="T4">}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stem-ui" svg:font-family="system-ui, apple-system, BlinkMacSystemFont, 'Segoe UI', Roboto, 'Helvetica Neue'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2:17:10.028608394</meta:creation-date>
    <dc:date>2022-07-24T16:56:19.327079599</dc:date>
    <meta:editing-duration>PT18M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60" meta:character-count="1686" meta:non-whitespace-character-count="1419"/>
  </office:meta>
</office:document-meta>
</file>